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67F093B99EFE81DA.png" manifest:media-type="image/png"/>
  <manifest:file-entry manifest:full-path="Pictures/10000201000001400000005AC14C1F5E9ABCDDDB.png" manifest:media-type="image/png"/>
  <manifest:file-entry manifest:full-path="Pictures/1000073F00008D2E00004F606732DA9EC6555682.svg" manifest:media-type="image/svg+xml"/>
  <manifest:file-entry manifest:full-path="Pictures/100000000000010900000097EE8487EE9D8C0719.jpg" manifest:media-type="image/jpeg"/>
  <manifest:file-entry manifest:full-path="Pictures/100000000000018F000001305C05845D6BC9D5DD.png" manifest:media-type="image/png"/>
  <manifest:file-entry manifest:full-path="Pictures/10000201000001900000019071CAE36CA8EAA283.png" manifest:media-type="image/png"/>
  <manifest:file-entry manifest:full-path="Pictures/10000201000001EF0000005FC064086AC3AFC784.png" manifest:media-type="image/png"/>
  <manifest:file-entry manifest:full-path="Pictures/100002010000023A0000018E0803D64127E4F11B.png" manifest:media-type="image/png"/>
  <manifest:file-entry manifest:full-path="Pictures/10000000000000D8000000D8B9A6643B8EBE8BA0.png" manifest:media-type="image/png"/>
  <manifest:file-entry manifest:full-path="Pictures/10000201000006820000019220F392A27A23E10F.png" manifest:media-type="image/png"/>
  <manifest:file-entry manifest:full-path="Pictures/1000000000000427000003377B57DAC279E6A05F.jpg" manifest:media-type="image/jpeg"/>
  <manifest:file-entry manifest:full-path="Pictures/10000201000002E700000226D97C20C311FD3720.png" manifest:media-type="image/png"/>
  <manifest:file-entry manifest:full-path="Pictures/1000000000000492000003E844FDCB998D0D27ED.png" manifest:media-type="image/png"/>
  <manifest:file-entry manifest:full-path="Pictures/1000000000000492000003E80FF60B609059C099.png" manifest:media-type="image/png"/>
  <manifest:file-entry manifest:full-path="Pictures/1000000000000492000003E880A0087163009AA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draw:auto-grow-height="true" fo:min-height="3.467cm"/>
    </style:style>
    <style:style style:name="pr2" style:family="presentation" style:parent-style-name="AbstractRed-subtitle">
      <style:graphic-properties draw:fill-color="#ffffff" draw:auto-grow-height="true" fo:min-height="12.179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notes">
      <style:graphic-properties draw:fill-color="#ffffff" fo:min-height="13.17cm"/>
    </style:style>
    <style:style style:name="pr5" style:family="presentation" style:parent-style-name="AbstractRed-title">
      <style:graphic-properties fo:min-height="3.46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2cm" svg:height="3.467cm" svg:x="1.4cm" svg:y="0.8cm" presentation:class="title">
          <draw:text-box>
            <text:p>Referee Application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orgiele, andrzej_badgir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1" draw:layer="layout" svg:width="25.2cm" svg:height="3.467cm" svg:x="1.4cm" svg:y="0.8cm" presentation:class="title">
          <draw:text-box>
            <text:p>Definicja projektu</text:p>
          </draw:text-box>
        </draw:frame>
        <draw:frame draw:style-name="gr2" draw:text-style-name="P3" draw:layer="layout" svg:width="24.638cm" svg:height="4.351cm" svg:x="1.524cm" svg:y="13.716cm">
          <draw:text-box>
            <text:p text:style-name="P2"><text:span text:style-name="T1">W tym etapie stworzona została aplikacja dla sędziego, który może wprowadzić dane o sędziowanym meczu, czyli strzelone bramki i frekwencja na meczu. Ponadto sędzia może dostać wskazówki dotyczące dojazdu na mecz. </text:span></text:p>
          </draw:text-box>
        </draw:frame>
        <draw:frame draw:style-name="gr3" draw:text-style-name="P4" draw:layer="layout" svg:width="11.112cm" svg:height="8.466cm" svg:x="8.7cm" svg:y="4.064cm">
          <draw:image xlink:href="Pictures/100000000000018F000001305C05845D6BC9D5D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5" draw:layer="layout" svg:width="25.2cm" svg:height="3.467cm" svg:x="1.4cm" svg:y="0.8cm" presentation:class="title">
          <draw:text-box>
            <text:p>Technologie</text:p>
          </draw:text-box>
        </draw:frame>
        <draw:frame draw:style-name="gr3" draw:text-style-name="P4" draw:layer="layout" svg:width="10.629cm" svg:height="7.421cm" svg:x="2.071cm" svg:y="4.009cm">
          <draw:image xlink:href="Pictures/100002010000023A0000018E0803D64127E4F11B.png" xlink:type="simple" xlink:show="embed" xlink:actuate="onLoad">
            <text:p/>
          </draw:image>
        </draw:frame>
        <draw:frame draw:style-name="gr3" draw:text-style-name="P4" draw:layer="layout" svg:width="4.571cm" svg:height="4.571cm" svg:x="19.558cm" svg:y="4.319cm">
          <draw:image xlink:href="Pictures/10000000000000D8000000D8B9A6643B8EBE8BA0.png" xlink:type="simple" xlink:show="embed" xlink:actuate="onLoad">
            <text:p/>
          </draw:image>
        </draw:frame>
        <draw:frame draw:style-name="gr3" draw:text-style-name="P4" draw:layer="layout" svg:width="12.08cm" svg:height="3.396cm" svg:x="11.288cm" svg:y="12.606cm">
          <draw:image xlink:href="Pictures/10000201000001400000005AC14C1F5E9ABCDDDB.png" xlink:type="simple" xlink:show="embed" xlink:actuate="onLoad">
            <text:p/>
          </draw:image>
        </draw:frame>
        <draw:frame draw:style-name="gr4" draw:text-style-name="P5" draw:layer="layout" svg:width="11.938cm" svg:height="0.962cm" svg:x="15.494cm" svg:y="16.002cm">
          <draw:text-box>
            <text:p>Prism, Unity</text:p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5" draw:layer="layout" svg:width="25.2cm" svg:height="3.467cm" svg:x="1.4cm" svg:y="0.8cm" presentation:class="title">
          <draw:text-box>
            <text:p>Technologie</text:p>
          </draw:text-box>
        </draw:frame>
        <draw:frame draw:style-name="gr3" draw:text-style-name="P4" draw:layer="layout" svg:width="10.477cm" svg:height="2.01cm" svg:x="1.207cm" svg:y="3.81cm">
          <draw:image xlink:href="Pictures/10000201000001EF0000005FC064086AC3AFC784.png" xlink:type="simple" xlink:show="embed" xlink:actuate="onLoad">
            <text:p/>
          </draw:image>
        </draw:frame>
        <draw:frame draw:style-name="gr3" draw:text-style-name="P4" draw:layer="layout" svg:width="15.72cm" svg:height="3.792cm" svg:x="10.95cm" svg:y="6.368cm">
          <draw:image xlink:href="Pictures/10000201000006820000019220F392A27A23E10F.png" xlink:type="simple" xlink:show="embed" xlink:actuate="onLoad">
            <text:p/>
          </draw:image>
        </draw:frame>
        <draw:frame draw:style-name="gr3" draw:text-style-name="P4" draw:layer="layout" svg:width="7.01cm" svg:height="3.994cm" svg:x="1.524cm" svg:y="9.976cm">
          <draw:image xlink:href="Pictures/100000000000010900000097EE8487EE9D8C0719.jpg" xlink:type="simple" xlink:show="embed" xlink:actuate="onLoad">
            <text:p/>
          </draw:image>
        </draw:frame>
        <draw:frame draw:style-name="gr3" draw:text-style-name="P4" draw:layer="layout" svg:width="8.466cm" svg:height="8.466cm" svg:x="16.256cm" svg:y="11.6cm">
          <draw:image xlink:href="Pictures/10000201000001900000019071CAE36CA8EAA28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5" draw:layer="layout" svg:width="25.2cm" svg:height="3.467cm" svg:x="1.4cm" svg:y="0.8cm" presentation:class="title">
          <draw:text-box>
            <text:p>Architektura systemu</text:p>
          </draw:text-box>
        </draw:frame>
        <draw:frame draw:style-name="gr3" draw:text-style-name="P4" draw:layer="layout" svg:width="20.859cm" svg:height="16.149cm" svg:x="4.033cm" svg:y="3.81cm">
          <draw:image xlink:href="Pictures/1000000000000427000003377B57DAC279E6A05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5" draw:layer="layout" svg:width="25.2cm" svg:height="3.467cm" svg:x="1.4cm" svg:y="0.8cm" presentation:class="title">
          <draw:text-box>
            <text:p>Code Snippet</text:p>
          </draw:text-box>
        </draw:frame>
        <draw:frame draw:style-name="gr5" draw:text-style-name="P4" draw:layer="layout" svg:width="16.453cm" svg:height="12.179cm" svg:x="5.773cm" svg:y="3.81cm" presentation:class="graphic" presentation:user-transformed="true">
          <draw:image xlink:href="Pictures/10000201000002E700000226D97C20C311FD372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draw:style-name="gr5" draw:text-style-name="P4" draw:layer="layout" svg:width="17.314cm" svg:height="14.799cm" svg:x="5.546cm" svg:y="2.445cm" presentation:class="graphic" presentation:user-transformed="true">
          <draw:image xlink:href="Pictures/1000000000000492000003E844FDCB998D0D27E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draw:frame draw:style-name="gr5" draw:text-style-name="P4" draw:layer="layout" svg:width="16.552cm" svg:height="14.147cm" svg:x="6.096cm" svg:y="3.125cm" presentation:class="graphic" presentation:user-transformed="true">
          <draw:image xlink:href="Pictures/1000000000000492000003E80FF60B609059C09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draw:frame draw:style-name="gr5" draw:text-style-name="P4" draw:layer="layout" svg:width="17.203cm" svg:height="14.704cm" svg:x="6.096cm" svg:y="2.54cm" presentation:class="graphic" presentation:user-transformed="true">
          <draw:image xlink:href="Pictures/1000000000000492000003E880A0087163009AA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8D2E00004F606732DA9EC6555682.svg" xlink:type="simple" xlink:show="embed" xlink:actuate="onLoad">
          <text:p/>
        </draw:image>
        <draw:image xlink:href="Pictures/10000201000003AF0000021267F093B99EFE81DA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09:54:06.745000000</meta:creation-date>
    <dc:date>2017-03-08T13:46:42.686000000</dc:date>
    <meta:editing-duration>PT58M45S</meta:editing-duration>
    <meta:editing-cycles>8</meta:editing-cycles>
    <meta:generator>LibreOffice/5.3.0.3$Windows_x86 LibreOffice_project/7074905676c47b82bbcfbea1aeefc84afe1c50e1</meta:generator>
    <meta:document-statistic meta:object-count="73"/>
  </office:meta>
</office:document-meta>
</file>